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Fet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637d" officeooo:paragraph-rsid="0016637d"/>
    </style:style>
    <style:style style:name="P2" style:family="paragraph" style:parent-style-name="Text_20_body">
      <style:text-properties officeooo:rsid="001ef783" officeooo:paragraph-rsid="001ef783"/>
    </style:style>
    <style:style style:name="P3" style:family="paragraph" style:parent-style-name="Preformatted_20_Text">
      <style:text-properties officeooo:paragraph-rsid="002030af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j!</text:p>
      <text:p text:style-name="Text_20_body"/>
      <text:p text:style-name="Text_20_body"><text:text-input text:description="">$model.getTestString()</text:text-input> </text:p>
      <text:p text:style-name="Text_20_body"/>
      <text:p text:style-name="Text_20_body"><draw:frame draw:style-name="fr1" draw:name="$model.getTestString()" text:anchor-type="paragraph" svg:width="17cm" svg:height="8.975cm" draw:z-index="0"><draw:image xlink:href="http://www.altrusoft.se/wp-content/uploads/2017/04/kaernvaerden.png?docserv=model.getTestUrl()" xlink:type="simple" xlink:show="embed" xlink:actuate="onLoad"/></draw:frame> </text:p>
      <text:p text:style-name="P2">$model.getTestString()</text:p>
      <text:p text:style-name="P2"/>
      <text:p text:style-name="P3"><text:span text:style-name="Source_20_Text">#foreach($d in $model.getComponents())</text:span></text:p>
      <text:p text:style-name="P3"><text:span text:style-name="Source_20_Text">$d.getTestString()</text:span> </text:p>
      <text:p text:style-name="P4"><text:span text:style-name="Source_20_Text">#end</text:span>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Fet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ay_20_" style:display-name="Day " style:family="paragraph" style:parent-style-name="Standard" style:class="text">
      <style:paragraph-properties fo:margin-top="0.4cm" fo:margin-bottom="0.199cm" loext:contextual-spacing="false" fo:text-align="start" style:justify-single-word="false"/>
      <style:text-properties fo:color="#28696d" style:font-name="Arial" fo:font-family="Arial" style:font-style-name="Fet" style:font-family-generic="swiss" style:font-pitch="variable" fo:font-size="16pt"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6:34:02.938299579</meta:creation-date>
    <meta:generator>LibreOffice/5.1.6.2$Linux_X86_64 LibreOffice_project/10m0$Build-2</meta:generator>
    <dc:date>2018-03-22T13:00:45.698197881</dc:date>
    <meta:editing-duration>PT2H22M54S</meta:editing-duration>
    <meta:editing-cycles>14</meta:editing-cycles>
    <meta:document-statistic meta:table-count="0" meta:image-count="1" meta:object-count="0" meta:page-count="1" meta:paragraph-count="7" meta:word-count="10" meta:character-count="114" meta:non-whitespace-character-count="108"/>
  </office:meta>
</office:document-meta>
</file>